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648" officeooo:paragraph-rsid="000dd648"/>
    </style:style>
    <style:style style:name="P2" style:family="paragraph" style:parent-style-name="Standard">
      <style:text-properties officeooo:rsid="000e2a9f" officeooo:paragraph-rsid="000e2a9f"/>
    </style:style>
    <style:style style:name="P3" style:family="paragraph" style:parent-style-name="Standard">
      <style:text-properties officeooo:rsid="0011f067" officeooo:paragraph-rsid="0011f067"/>
    </style:style>
    <style:style style:name="P4" style:family="paragraph" style:parent-style-name="Standard">
      <style:text-properties officeooo:rsid="0014e09c" officeooo:paragraph-rsid="0014e09c"/>
    </style:style>
    <style:style style:name="P5" style:family="paragraph" style:parent-style-name="Standard">
      <style:text-properties officeooo:rsid="0016d03c" officeooo:paragraph-rsid="0016d03c"/>
    </style:style>
    <style:style style:name="P6" style:family="paragraph" style:parent-style-name="Standard">
      <style:text-properties officeooo:rsid="0019eb00" officeooo:paragraph-rsid="0019eb00"/>
    </style:style>
    <style:style style:name="P7" style:family="paragraph" style:parent-style-name="Standard">
      <style:text-properties officeooo:rsid="001d0425" officeooo:paragraph-rsid="001d0425"/>
    </style:style>
    <style:style style:name="P8" style:family="paragraph" style:parent-style-name="Standard">
      <style:text-properties officeooo:rsid="001f63cd" officeooo:paragraph-rsid="001f63cd"/>
    </style:style>
    <style:style style:name="P9" style:family="paragraph" style:parent-style-name="Standard">
      <style:text-properties officeooo:rsid="00214f76" officeooo:paragraph-rsid="00214f76"/>
    </style:style>
    <style:style style:name="P10" style:family="paragraph" style:parent-style-name="Standard">
      <style:text-properties officeooo:rsid="00214f76" officeooo:paragraph-rsid="002e11e8"/>
    </style:style>
    <style:style style:name="P11" style:family="paragraph" style:parent-style-name="Standard">
      <style:text-properties officeooo:paragraph-rsid="00214f76"/>
    </style:style>
    <style:style style:name="P12" style:family="paragraph" style:parent-style-name="Standard">
      <style:text-properties officeooo:paragraph-rsid="00191bb9"/>
    </style:style>
    <style:style style:name="P13" style:family="paragraph" style:parent-style-name="Standard">
      <style:text-properties officeooo:paragraph-rsid="000e2a9f"/>
    </style:style>
    <style:style style:name="P14" style:family="paragraph" style:parent-style-name="Standard">
      <style:text-properties officeooo:rsid="002532b1" officeooo:paragraph-rsid="002532b1"/>
    </style:style>
    <style:style style:name="P15" style:family="paragraph" style:parent-style-name="Standard">
      <style:text-properties officeooo:rsid="002999d3" officeooo:paragraph-rsid="002999d3"/>
    </style:style>
    <style:style style:name="P16" style:family="paragraph" style:parent-style-name="Standard">
      <style:text-properties officeooo:rsid="002c5eab" officeooo:paragraph-rsid="002c5eab"/>
    </style:style>
    <style:style style:name="P17" style:family="paragraph" style:parent-style-name="Standard">
      <style:text-properties officeooo:paragraph-rsid="002999d3"/>
    </style:style>
    <style:style style:name="P18" style:family="paragraph" style:parent-style-name="Standard">
      <style:text-properties fo:font-weight="bold" officeooo:rsid="000dd648" officeooo:paragraph-rsid="000dd648" style:font-weight-asian="bold" style:font-weight-complex="bold"/>
    </style:style>
    <style:style style:name="P19" style:family="paragraph" style:parent-style-name="Standard">
      <style:text-properties officeooo:rsid="002e11e8" officeooo:paragraph-rsid="002e11e8"/>
    </style:style>
    <style:style style:name="P20" style:family="paragraph" style:parent-style-name="Standard">
      <style:text-properties officeooo:paragraph-rsid="002e11e8"/>
    </style:style>
    <style:style style:name="P21" style:family="paragraph" style:parent-style-name="Standard">
      <style:text-properties officeooo:rsid="002ef704" officeooo:paragraph-rsid="002ef704"/>
    </style:style>
    <style:style style:name="P22" style:family="paragraph" style:parent-style-name="Standard">
      <style:text-properties officeooo:rsid="00326630" officeooo:paragraph-rsid="00326630" style:language-asian="ja" style:country-asian="JP"/>
    </style:style>
    <style:style style:name="P23" style:family="paragraph" style:parent-style-name="Standard">
      <style:text-properties officeooo:rsid="002ef704" officeooo:paragraph-rsid="002ef704"/>
    </style:style>
    <style:style style:name="P24" style:family="paragraph" style:parent-style-name="Standard">
      <style:text-properties officeooo:rsid="003682b8" officeooo:paragraph-rsid="003682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1bb9"/>
    </style:style>
    <style:style style:name="T3" style:family="text">
      <style:text-properties officeooo:rsid="001bb054"/>
    </style:style>
    <style:style style:name="T4" style:family="text">
      <style:text-properties officeooo:rsid="00214f76"/>
    </style:style>
    <style:style style:name="T5" style:family="text">
      <style:text-properties officeooo:rsid="00234758"/>
    </style:style>
    <style:style style:name="T6" style:family="text">
      <style:text-properties officeooo:rsid="002613dc"/>
    </style:style>
    <style:style style:name="T7" style:family="text">
      <style:text-properties officeooo:rsid="000e2a9f"/>
    </style:style>
    <style:style style:name="T8" style:family="text">
      <style:text-properties officeooo:rsid="002999d3"/>
    </style:style>
    <style:style style:name="T9" style:family="text">
      <style:text-properties officeooo:rsid="002c8aa3"/>
    </style:style>
    <style:style style:name="T10" style:family="text">
      <style:text-properties officeooo:rsid="002dcd99"/>
    </style:style>
    <style:style style:name="T11" style:family="text">
      <style:text-properties officeooo:rsid="002e11e8"/>
    </style:style>
    <style:style style:name="T12" style:family="text">
      <style:text-properties officeooo:rsid="002ef1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HARK ate SQUID ate FISH</text:p>
      <text:p text:style-name="P1"/>
      <text:p text:style-name="P12"><text:span text:style-name="T2">FISH has given us over a decade of service </text:span><text:span text:style-name="T5">and </text:span><text:span text:style-name="T6">I thought it’s time it was updated</text:span><text:span text:style-name="T2">.</text:span></text:p>
      <text:p text:style-name="P2"/>
      <text:p text:style-name="P13"><text:span text:style-name="T7">It’s been </text:span><text:span text:style-name="T10">a staple </text:span><text:span text:style-name="T7">in every single one of my games since it was introduced over a decade ago. Then Squid came along with more polish and new features, but with the unfortunate removal of things such as </text:span><text:span text:style-name="T6">vehicle </text:span><text:span text:style-name="T7">ferries and river barges. </text:span><text:span text:style-name="T10">Then redFISH came along and tried to fix this but brought problems of its own. <text:s/>Now Squid/FISH remained abandoned and </text:span><text:span text:style-name="T11">I decided to take a look at it, thus SHARK was born.</text:span></text:p>
      <text:p text:style-name="P2"/>
      <text:p text:style-name="P11"><text:span text:style-name="T4">SHARK is based on </text:span><text:span text:style-name="T10">the code of </text:span><text:span text:style-name="T4">Squid, </text:span><text:span text:style-name="T10">but thanks to its modular code </text:span><text:span text:style-name="T11">it’s quite easy to expand it. And thanks</text:span><text:span text:style-name="T10"> to FISH’s turbulent history there were plenty of unused and unfinished graphics to </text:span><text:span text:style-name="T11">reuse and</text:span><text:span text:style-name="T10"> improve upon. SHARK</text:span><text:span text:style-name="T4"> re-introduces the old FISH fleet as well as a variety of <text:s/>ships from unreleased development builds, including the Danube roster and early builds of Unsinkable Sam.</text:span></text:p>
      <text:p text:style-name="P9"/>
      <text:p text:style-name="P9"/>
      <text:p text:style-name="P19">Features:</text:p>
      <text:p text:style-name="P19">70 ships, with more to come in the future!</text:p>
      <text:p text:style-name="P19">1850-2008 year range</text:p>
      <text:p text:style-name="P19">All the features of Squid including animated wakes, smoke puffs, loading stages and variable speeds</text:p>
      <text:p text:style-name="P19"/>
      <text:p text:style-name="P19"/>
      <text:p text:style-name="P20"><text:span text:style-name="T4">In its current form, SHARK is </text:span><text:span text:style-name="T9">very much</text:span><text:span text:style-name="T4"> playable, but a few things are still yet to be done.</text:span></text:p>
      <text:p text:style-name="P20"/>
      <text:p text:style-name="P20">-<text:span text:style-name="T4">Some </text:span><text:span text:style-name="T6">graphics are incomplete</text:span><text:span text:style-name="T4"> </text:span></text:p>
      <text:p text:style-name="P20">-<text:span text:style-name="T4">More ships planned (including ocean liners and tow barges)</text:span></text:p>
      <text:p text:style-name="P20">-<text:span text:style-name="T4">Some misalignments and smoke effects</text:span></text:p>
      <text:p text:style-name="P10">-Costs may need further tweaking</text:p>
      <text:p text:style-name="P10">-<text:span text:style-name="T12">Translations might be slightly wrong (but I didn’t change much)</text:span></text:p>
      <text:p text:style-name="P10"/>
      <text:p text:style-name="P3"/>
      <text:p text:style-name="P19">GRF desc:</text:p>
      <text:p text:style-name="P19"/>
      <text:p text:style-name="P15">SHARK ate SQUID ate FISH</text:p>
      <text:p text:style-name="P15"/>
      <text:p text:style-name="P17"><text:span text:style-name="T8">7</text:span><text:span text:style-name="T9">0</text:span><text:span text:style-name="T8"> ships! A fork of Squid Ate FISH </text:span><text:span text:style-name="T10">by andythenorth</text:span><text:span text:style-name="T8">. Designed by Emperor Jake, </text:span><text:span text:style-name="T10">Graphics</text:span><text:span text:style-name="T8"> by andythenorth, andrew350, Coxx, DanMack, Emperor Jake </text:span><text:span text:style-name="T9">and others. </text:span><text:span text:style-name="T10">License: GPL v2</text:span></text:p>
      <text:p text:style-name="P3"/>
      <text:p text:style-name="P3"/>
      <text:p text:style-name="P3"/>
      <text:p text:style-name="P3"/>
      <text:p text:style-name="P4">ottd suggestion list</text:p>
      <text:p text:style-name="P4"/>
      <text:p text:style-name="P4"><text:span text:style-name="T1">Picker tool </text:span>(with hotkey) click on anything and it takes you to the building tool for that item. Works on anything that’s buildable <text:s/>even if owned by another company, as long as it’s available.</text:p>
      <text:p text:style-name="P4"/>
      <text:p text:style-name="P4">If I can build road stations on town owned roads, I should also be able to convert them to one-way</text:p>
      <text:p text:style-name="P4"/>
      <text:p text:style-name="P4">When downgrading an area of track that includes reserved track, just convert the unreserved tracks instead of cancelling the whole thing</text:p>
      <text:p text:style-name="P4"/>
      <text:p text:style-name="P4"><text:soft-page-break/>Delete cancels the query tool</text:p>
      <text:p text:style-name="P4"/>
      <text:p text:style-name="P5">Sprite aligner has option to select between 1x, 2x and 4x</text:p>
      <text:p text:style-name="P4"/>
      <text:p text:style-name="P6">A button to remove a cargo from a station <text:span text:style-name="T3">instead of having to let the game run for hours until they disappear (daylength issue?)</text:span></text:p>
      <text:p text:style-name="P6"/>
      <text:p text:style-name="P7">Daylength issues: Make tiles flood at normal speed</text:p>
      <text:p text:style-name="P6"/>
      <text:p text:style-name="P8">Intro dates displayed on wagons</text:p>
      <text:p text:style-name="P8"/>
      <text:p text:style-name="P14">Ctrl click to bypass “are you sure you want to destroy this?” message. Transport fever and C:S mod does this</text:p>
      <text:p text:style-name="P14"/>
      <text:p text:style-name="P15">Ability to select roadtype for auto generated intercity roads. </text:p>
      <text:p text:style-name="P15"/>
      <text:p text:style-name="P16">Increase limit of object categories</text:p>
      <text:p text:style-name="P16"/>
      <text:p text:style-name="P16"/>
      <text:p text:style-name="P22">Rework of how stations provide cargo. Instead of needing a vehicle refitted to that cargo to visit the station, all nearby industries provide cargo automatically. Individual cargos can be turned off/on from the station window. If disabled they disappear instantly.</text:p>
      <text:p text:style-name="P22">Provide an option for all new orders to be “refit to available cargo” by default</text:p>
      <text:p text:style-name="P16"/>
      <text:p text:style-name="P16"/>
      <text:p text:style-name="P16"/>
      <text:p text:style-name="P21">bananas</text:p>
      <text:p text:style-name="P21"/>
      <text:p text:style-name="P21"/>
      <text:p text:style-name="P21">SHARK ate SQUID ate FISH</text:p>
      <text:p text:style-name="P21"/>
      <text:p text:style-name="P21">A fork of Squid Ate FISH.</text:p>
      <text:p text:style-name="P21"/>
      <text:p text:style-name="P21">Features:</text:p>
      <text:p text:style-name="P21">70 ships, with more to come in the future!</text:p>
      <text:p text:style-name="P21">1850-2008 year range</text:p>
      <text:p text:style-name="P21">All the features of Squid including animated wakes, smoke puffs, loading stages and variable speeds</text:p>
      <text:p text:style-name="P21"/>
      <text:p text:style-name="P21">Credits: Squid Ate FISH by andythenorth. Designed by Emperor Jake, Graphics by andythenorth, andrew350, Coxx, DanMack, Emperor Jake and others.</text:p>
      <text:p text:style-name="P21"/>
      <text:p text:style-name="P21">Andy</text:p>
      <text:p text:style-name="P21">Boats</text:p>
      <text:p text:style-name="P21">FISH</text:p>
      <text:p text:style-name="P21">Jake</text:p>
      <text:p text:style-name="P21">SHARK</text:p>
      <text:p text:style-name="P21">Ships</text:p>
      <text:p text:style-name="P21">Squid</text:p>
      <text:p text:style-name="P21"/>
      <text:p text:style-name="P21"/>
      <text:p text:style-name="P21"/>
      <text:p text:style-name="P21"><text:soft-page-break/></text:p>
      <text:p text:style-name="P21"/>
      <text:p text:style-name="P24">Default settings to change</text:p>
      <text:p text:style-name="P24"/>
      <text:p text:style-name="P24">Trains stop in middle of station</text:p>
      <text:p text:style-name="P24"/>
      <text:p text:style-name="P24">train length 12 to match station spread</text:p>
      <text:p text:style-name="P24"/>
      <text:p text:style-name="P24">Town roads to Better Road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6:33:35.043000000</meta:creation-date>
    <dc:date>2021-11-18T00:52:47.984000000</dc:date>
    <meta:editing-duration>P4DT2H22M8S</meta:editing-duration>
    <meta:editing-cycles>8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50" meta:word-count="586" meta:character-count="3401" meta:non-whitespace-character-count="2860"/>
  </office:meta>
</office:document-meta>
</file>